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60000048E6A828C10B8DD2C29.png" manifest:media-type="image/png"/>
  <manifest:file-entry manifest:full-path="Pictures/10000201000002BA000001CC6E8126BAE3964DD1.png" manifest:media-type="image/png"/>
  <manifest:file-entry manifest:full-path="Pictures/1000020100000627000003C7633C590E76CD2EB0.png" manifest:media-type="image/png"/>
  <manifest:file-entry manifest:full-path="Pictures/10000201000006BF0000048EE0D3C6C656607839.png" manifest:media-type="image/png"/>
  <manifest:file-entry manifest:full-path="Pictures/100002010000052300000333A1A8EF815C0EDA47.png" manifest:media-type="image/png"/>
  <manifest:file-entry manifest:full-path="Pictures/100002010000053800000333D7D624EECBECF0DF.png" manifest:media-type="image/png"/>
  <manifest:file-entry manifest:full-path="Pictures/1000020100000659000003FEFC24BB1DFAECCD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9cm, 23.343cm, 0.461cm)" draw:image-opacity="100%" style:mirror="none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6.886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444cm" svg:height="3.499cm" svg:x="0.12cm" svg:y="3.979cm">
          <draw:image xlink:href="Pictures/1000020100000659000003FEFC24BB1DFAECCD04.png" xlink:type="simple" xlink:show="embed" xlink:actuate="onLoad" loext:mime-type="image/png">
            <text:p/>
          </draw:image>
        </draw:frame>
        <draw:line draw:style-name="gr2" draw:text-style-name="P2" draw:layer="layout" svg:x1="22.165cm" svg:y1="5.875cm" svg:x2="21.107cm" svg:y2="6.782cm">
          <text:p/>
        </draw:line>
        <draw:line draw:style-name="gr2" draw:text-style-name="P2" draw:layer="layout" svg:x1="11.003cm" svg:y1="4.997cm" svg:x2="12.489cm" svg:y2="5.828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" draw:layer="layout" svg:width="25.288cm" svg:height="15.749cm" svg:x="1.635cm" svg:y="0.001cm">
          <draw:image xlink:href="Pictures/100002010000052300000333A1A8EF815C0EDA47.png" xlink:type="simple" xlink:show="embed" xlink:actuate="onLoad" loext:mime-type="image/png">
            <text:p/>
          </draw:image>
        </draw:frame>
        <draw:line draw:style-name="gr2" draw:text-style-name="P2" draw:layer="layout" svg:x1="7.423cm" svg:y1="11.915cm" svg:x2="5.647cm" svg:y2="12.465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" draw:layer="layout" svg:width="27.776cm" svg:height="3.756cm" svg:x="0cm" svg:y="2.868cm">
          <draw:image xlink:href="Pictures/100002010000053800000333D7D624EECBECF0DF.png" xlink:type="simple" xlink:show="embed" xlink:actuate="onLoad" loext:mime-type="image/png">
            <text:p/>
          </draw:image>
        </draw:frame>
        <draw:line draw:style-name="gr2" draw:text-style-name="P2" draw:layer="layout" svg:x1="9.108cm" svg:y1="4.101cm" svg:x2="10.582cm" svg:y2="4.626cm">
          <text:p/>
        </draw:line>
        <draw:line draw:style-name="gr2" draw:text-style-name="P2" draw:layer="layout" svg:x1="18.341cm" svg:y1="4.424cm" svg:x2="17.249cm" svg:y2="5.151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1" draw:layer="layout" svg:width="25.652cm" svg:height="15.749cm" svg:x="0.241cm" svg:y="0.001cm">
          <draw:image xlink:href="Pictures/1000020100000627000003C7633C590E76CD2EB0.png" xlink:type="simple" xlink:show="embed" xlink:actuate="onLoad" loext:mime-type="image/png">
            <text:p/>
          </draw:image>
        </draw:frame>
        <draw:line draw:style-name="gr2" draw:text-style-name="P2" draw:layer="layout" svg:x1="5.372cm" svg:y1="6.242cm" svg:x2="4.201cm" svg:y2="5.535cm">
          <text:p/>
        </draw:line>
        <draw:line draw:style-name="gr2" draw:text-style-name="P2" draw:layer="layout" svg:x1="2.464cm" svg:y1="6.807cm" svg:x2="1.293cm" svg:y2="6.1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1" draw:layer="layout" svg:width="18.467cm" svg:height="12.17cm" svg:x="4.014cm" svg:y="1.524cm">
          <draw:image xlink:href="Pictures/10000201000002BA000001CC6E8126BAE3964DD1.png" xlink:type="simple" xlink:show="embed" xlink:actuate="onLoad" loext:mime-type="image/png">
            <text:p/>
          </draw:image>
        </draw:frame>
        <draw:line draw:style-name="gr2" draw:text-style-name="P2" draw:layer="layout" svg:x1="4.561cm" svg:y1="12.161cm" svg:x2="6.704cm" svg:y2="12.697cm">
          <text:p/>
        </draw:line>
        <draw:line draw:style-name="gr2" draw:text-style-name="P2" draw:layer="layout" svg:x1="10.17cm" svg:y1="10.981cm" svg:x2="8.215cm" svg:y2="12.009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" draw:text-style-name="P4" draw:layer="layout" svg:width="23.327cm" svg:height="15.749cm" svg:x="2.36cm" svg:y="-0.002cm">
          <draw:image xlink:href="Pictures/10000201000006BF0000048EE0D3C6C656607839.png" xlink:type="simple" xlink:show="embed" xlink:actuate="onLoad" loext:mime-type="image/png">
            <text:p/>
          </draw:image>
        </draw:frame>
        <draw:line draw:style-name="gr2" draw:text-style-name="P2" draw:layer="layout" svg:x1="6.391cm" svg:y1="8.386cm" svg:x2="5.262cm" svg:y2="9.105cm">
          <text:p/>
        </draw:line>
        <draw:line draw:style-name="gr2" draw:text-style-name="P2" draw:layer="layout" svg:x1="6.43cm" svg:y1="9.148cm" svg:x2="5.301cm" svg:y2="9.867cm">
          <text:p/>
        </draw:line>
        <draw:line draw:style-name="gr2" draw:text-style-name="P2" draw:layer="layout" svg:x1="7.812cm" svg:y1="2.484cm" svg:x2="6.683cm" svg:y2="1.765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4" draw:layer="layout" svg:width="20.828cm" svg:height="15.749cm" svg:x="5.721cm" svg:y="0.001cm">
          <draw:image xlink:href="Pictures/10000201000006060000048E6A828C10B8DD2C29.png" xlink:type="simple" xlink:show="embed" xlink:actuate="onLoad" loext:mime-type="image/png">
            <text:p/>
          </draw:image>
        </draw:frame>
        <draw:line draw:style-name="gr2" draw:text-style-name="P2" draw:layer="layout" svg:x1="14.328cm" svg:y1="2.106cm" svg:x2="13.266cm" svg:y2="1.398cm">
          <text:p/>
        </draw:line>
        <draw:line draw:style-name="gr2" draw:text-style-name="P2" draw:layer="layout" svg:x1="9.449cm" svg:y1="8.419cm" svg:x2="8.387cm" svg:y2="9.127cm">
          <text:p/>
        </draw:lin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cardo Hertel</meta:initial-creator>
    <meta:creation-date>2023-07-04T12:56:35.977917548</meta:creation-date>
    <dc:date>2023-07-11T12:58:49.486843072</dc:date>
    <dc:creator>Riccardo Hertel</dc:creator>
    <meta:editing-duration>PT1H37M10S</meta:editing-duration>
    <meta:editing-cycles>9</meta:editing-cycles>
    <meta:generator>LibreOffice/6.4.7.2$Linux_X86_64 LibreOffice_project/40$Build-2</meta:generator>
    <meta:document-statistic meta:object-count="56"/>
  </office:meta>
</office:document-meta>
</file>